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TimeUnopt (ms)</text:p>
          </table:table-cell>
          <table:table-cell office:value-type="string" calcext:value-type="string">
            <text:p>TimeOpt</text:p>
          </table:table-cell>
          <table:table-cell office:value-type="string" calcext:value-type="string">
            <text:p>StatesUnopt</text:p>
          </table:table-cell>
          <table:table-cell office:value-type="string" calcext:value-type="string">
            <text:p>StatesOpt</text:p>
          </table:table-cell>
          <table:table-cell office:value-type="string" calcext:value-type="string">
            <text:p>TableSizeOpt</text:p>
          </table:table-cell>
        </table:table-row>
        <table:table-row table:style-name="ro1">
          <table:table-cell office:value-type="string" calcext:value-type="string">
            <text:p>(1, 1)</text:p>
          </table:table-cell>
          <table:table-cell office:value-type="float" office:value="0.291" calcext:value-type="float">
            <text:p>0.291</text:p>
          </table:table-cell>
          <table:table-cell office:value-type="float" office:value="5.376" calcext:value-type="float">
            <text:p>5.37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(1, 2)</text:p>
          </table:table-cell>
          <table:table-cell office:value-type="float" office:value="55.571" calcext:value-type="float">
            <text:p>55.571</text:p>
          </table:table-cell>
          <table:table-cell office:value-type="float" office:value="42.36" calcext:value-type="float">
            <text:p>42.36</text:p>
          </table:table-cell>
          <table:table-cell office:value-type="float" office:value="13700" calcext:value-type="float">
            <text:p>13700</text:p>
          </table:table-cell>
          <table:table-cell office:value-type="float" office:value="467" calcext:value-type="float">
            <text:p>46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(1, 3)</text:p>
          </table:table-cell>
          <table:table-cell office:value-type="float" office:value="39728.911" calcext:value-type="float">
            <text:p>39728.911</text:p>
          </table:table-cell>
          <table:table-cell office:value-type="float" office:value="628245" calcext:value-type="float">
            <text:p>628245</text:p>
          </table:table-cell>
          <table:table-cell office:value-type="float" office:value="9864101" calcext:value-type="float">
            <text:p>9864101</text:p>
          </table:table-cell>
          <table:table-cell office:value-type="float" office:value="5861" calcext:value-type="float">
            <text:p>5861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(2, 2)</text:p>
          </table:table-cell>
          <table:table-cell office:value-type="float" office:value="5343689.996" calcext:value-type="float">
            <text:p>5343689.996</text:p>
          </table:table-cell>
          <table:table-cell office:value-type="float" office:value="8165.737" calcext:value-type="float">
            <text:p>8165.737</text:p>
          </table:table-cell>
          <table:table-cell office:value-type="float" office:value="1302061345" calcext:value-type="float">
            <text:p>1302061345</text:p>
          </table:table-cell>
          <table:table-cell office:value-type="float" office:value="40025" calcext:value-type="float">
            <text:p>40025</text:p>
          </table:table-cell>
          <table:table-cell office:value-type="float" office:value="12651" calcext:value-type="float">
            <text:p>12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9:28:51.573420052</meta:creation-date>
    <dc:date>2023-05-03T19:34:39.152178029</dc:date>
    <meta:editing-duration>PT5M48S</meta:editing-duration>
    <meta:editing-cycles>1</meta:editing-cycles>
    <meta:document-statistic meta:table-count="1" meta:cell-count="30" meta:object-count="0"/>
    <meta:generator>LibreOffice/6.4.7.2$Linux_X86_64 LibreOffice_project/40$Build-2</meta:generator>
  </office:meta>
</office:document-meta>
</file>